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6832218718892332430"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text:soft-page-break/></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text:soft-page-break/></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text:soft-page-break/></text:p>
      <text:p text:style-name="P56">…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text:soft-page-break/></text:p>
      <text:p text:style-name="P53">–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зле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Воскресенье-понедельник</text:span></text:h>
      <text:h text:style-name="P156" text:outline-level="3">Воскресенье</text:h>
      <text:p text:style-name="P48"/>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text:p>
      <text:p text:style-name="P57">– Хорошо, хоть от моей заначки в Эогиппе кое-что осталось, не всё на тебя протрынькал,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8"/>
      <text:p text:style-name="P58">***</text:p>
      <text:p text:style-name="P57"/>
      <text:p text:style-name="P36"><text:span text:style-name="T2">… Вот дерьмо</text:span>! Это уже <text:span text:style-name="T1">чересчур</text:span>! Мне даже материться не хотелось.</text:p>
      <text:p text:style-name="P36"/>
      <text:p text:style-name="P36"><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 Алекс… Ничего, что я так поздно?</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text:soft-page-break/>–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5"/>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08"/>
      <text:p text:style-name="P108">Я с удивлением повернулся к притихшей Флаттершай.</text:p>
      <text:p text:style-name="P108">– А как?</text:p>
      <text:p text:style-name="P108"/>
      <text:p text:style-name="P108">Девушка обхватила себя руками, как будто от холода. Я еле различал её полушёпот.</text:p>
      <text:p text:style-name="P108"/>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не знал. Не уходи. Нам нельзя ссориться.</text:p>
      <text:p text:style-name="P103"><text:soft-page-break/>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Я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7"><text:soft-page-break/>Лицо Эпплджек исказила гримаса ужаса, она прижала ладони к лицу и крикнула:</text:p>
      <text:p text:style-name="P97">–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soft-page-break/>…</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й круп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text:soft-page-break/>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text:soft-page-break/>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text:soft-page-break/>–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text:soft-page-break/>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text:span><text:soft-page-break/><text:span text:style-name="T26">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text:soft-page-break/>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спрят<text:span text:style-name="T1">ав</text:span>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4" text:outline-level="2">2<text:span text:style-name="T1">9</text:span>. <text:span text:style-name="T1">Назад в Эквестрию</text:span></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text:soft-page-break/>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oft-page-break/><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text:soft-page-break/>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text:soft-page-break/>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soft-page-break/>…</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минут двадцать, не больше…</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text:soft-page-break/>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oft-page-break/><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text:soft-page-break/>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text:soft-page-break/>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text:soft-page-break/>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text:soft-page-break/>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08"><text:soft-page-break/></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
      <text:p text:style-name="P108">Я задумался. На самом деле, интересная логическая задача…</text:p>
      <text:p text:style-name="P108"/>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text:soft-page-break/>–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lt;<text:span text:style-name="T22">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oft-page-break/><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text:soft-page-break/></text:p>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 Он в замешательстве начал грызть копыто.</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text:soft-page-break/>–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твою голову, Анон!</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17"/>
      <text:p text:style-name="P106">Аликорница подняла копыто и прижала его к моей груди.</text:p>
      <text:p text:style-name="P106">–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о хмурое рыло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text:soft-page-break/></text:p>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text:soft-page-break/>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5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07T00:43:12.19</dc:date>
    <meta:editing-duration>P165DT4H14S</meta:editing-duration>
    <meta:editing-cycles>10523</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2" meta:paragraph-count="5054" meta:word-count="110239" meta:character-count="700890"/>
  </office:meta>
</office:document-meta>
</file>